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1.6799in"/>
    </style:style>
    <style:style style:name="co3" style:family="table-column">
      <style:table-column-properties fo:break-before="auto" style:column-width="1.3602in"/>
    </style:style>
    <style:style style:name="co4" style:family="table-column">
      <style:table-column-properties fo:break-before="auto" style:column-width="0.7437in"/>
    </style:style>
    <style:style style:name="co5" style:family="table-column">
      <style:table-column-properties fo:break-before="auto" style:column-width="4.9319in"/>
    </style:style>
    <style:style style:name="co7" style:family="table-column">
      <style:table-column-properties fo:break-before="auto" style:column-width="0.8972in"/>
    </style:style>
    <style:style style:name="co8" style:family="table-column">
      <style:table-column-properties fo:break-before="auto" style:column-width="0.7654in"/>
    </style:style>
    <style:style style:name="ro6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8543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3957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ro7" style:family="table-row">
      <style:table-row-properties style:row-height="0.7811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f497d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a22e8c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1f497d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Excel_20_Built-in_20_Normal">
      <style:text-properties fo:color="#1f497d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Excel_20_Built-in_20_Normal">
      <style:text-properties fo:color="#80808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Excel_20_Built-in_20_Normal">
      <style:text-properties fo:color="#7030a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Excel_20_Built-in_20_Normal">
      <style:text-properties fo:color="#00b05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Excel_20_Built-in_20_Normal">
      <style:table-cell-properties fo:background-color="#00b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c943a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transparent"/>
      <style:text-properties fo:color="#00b05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1f497d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1f497d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40404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Excel_20_Built-in_20_Normal">
      <style:text-properties fo:color="#40404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40404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Excel_20_Built-in_20_Normal">
      <style:text-properties fo:color="#a22e8c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Excel_20_Built-in_20_Normal">
      <style:text-properties fo:color="#a22e8c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Excel_20_Built-in_20_Normal">
      <style:text-properties fo:color="#00206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Excel_20_Built-in_20_Normal">
      <style:text-properties fo:color="#c943a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gr1" style:family="graphic">
      <style:graphic-properties draw:stroke="solid" svg:stroke-width="0in" svg:stroke-color="#000000" draw:marker-start="Mũi_20_tên_20_đầu_20_1" draw:marker-start-width="0.0787in" draw:marker-start-center="false" draw:stroke-linejoin="miter" draw:fill="solid" draw:fill-color="#ffffe1" draw:auto-grow-height="true" draw:auto-grow-width="false" fo:max-width="4.7244in" fo:min-height="0.740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a22e8c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T4" style:family="text">
      <style:text-properties fo:color="#1f497d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T5" style:family="text">
      <style:text-properties fo:color="#40404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6" style:family="text">
      <style:text-properties fo:color="#c943af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7" style:family="text">
      <style:text-properties fo:color="#002060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T8" style:family="text">
      <style:text-properties fo:color="#1f497d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9" style:family="text">
      <style:text-properties fo:color="#00b050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T10" style:family="text">
      <style:text-properties fo:color="#00b05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1" style:family="text">
      <style:text-properties fo:color="#00206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2" table:default-cell-style-name="ce4"/>
        <table:table-column table:style-name="co3" table:number-columns-repeated="5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8" table:number-columns-repeated="1015" table:default-cell-style-name="ce4"/>
        <table:table-row table:style-name="ro2">
          <table:table-cell table:style-name="ce1" office:value-type="string">
            <text:p>ELITE </text:p>
          </table:table-cell>
          <table:table-cell table:style-name="ce5" office:value-type="string">
            <text:p>lam giong vutbay.vn</text:p>
          </table:table-cell>
          <table:table-cell table:style-name="ce5" table:number-columns-repeated="2"/>
          <table:table-cell table:style-name="ce13" office:value-type="string">
            <text:p>English <text:s text:c="4"/>(+ Cờ) <text:s text:c="2"/>Vietnamese (+ Cờ)</text:p>
          </table:table-cell>
          <table:table-cell table:style-name="ce14" office:value-type="string">
            <text:p>f/twiter/ <text:s/></text:p>
          </table:table-cell>
          <table:table-cell table:style-name="ce15" office:value-type="string">
            <text:p>0915149666 <text:s text:c="3"/>0964525999 <text:s text:c="2"/>0123359599</text:p>
          </table:table-cell>
          <table:table-cell table:style-name="ce5" table:number-columns-repeated="1017"/>
        </table:table-row>
        <table:table-row table:style-name="ro3">
          <table:table-cell table:style-name="ce2" office:value-type="string">
            <text:p><text:span text:style-name="T3">Elite</text:span><text:span text:style-name="T4">hotel.vn</text:span></text:p>
          </table:table-cell>
          <table:table-cell table:style-name="ce5" table:number-columns-repeated="3"/>
          <table:table-cell table:style-name="ce13"/>
          <table:table-cell table:style-name="ce14"/>
          <table:table-cell table:style-name="ce16"/>
          <table:table-cell table:style-name="ce5" table:number-columns-repeated="1017"/>
        </table:table-row>
        <table:table-row table:style-name="ro4">
          <table:table-cell table:style-name="ce3" office:value-type="string">
            <text:p>Trang chủ</text:p>
          </table:table-cell>
          <table:table-cell table:style-name="ce3" office:value-type="string">
            <text:p>Album ảnh</text:p>
          </table:table-cell>
          <table:table-cell table:style-name="ce3" office:value-type="string">
            <text:p>Tin tức</text:p>
          </table:table-cell>
          <table:table-cell table:style-name="ce3" office:value-type="string">
            <office:annotation draw:style-name="gr1" draw:text-style-name="P1" svg:width="1.522in" svg:height="0.8197in" svg:x="5.9252in" svg:y="0.9339in" draw:caption-point-x="-0.1898in" draw:caption-point-y="0.1181in">
              <dc:date>2015-01-27T00:00:00</dc:date>
              <text:p text:style-name="P1"><text:span text:style-name="T1">HNAC:</text:span></text:p>
              <text:p text:style-name="P1"><text:span text:style-name="T2">Golf Tour </text:span></text:p>
              <text:p text:style-name="P1"><text:span text:style-name="T2">Golf Booking</text:span></text:p>
              <text:p text:style-name="P1"><text:span text:style-name="T2"/></text:p>
            </office:annotation>
            <text:p>Dịch vụ Golf</text:p>
          </table:table-cell>
          <table:table-cell table:style-name="ce3" office:value-type="string">
            <text:p>Khuyến mãi</text:p>
          </table:table-cell>
          <table:table-cell table:style-name="ce3" office:value-type="string">
            <text:p>Coupon tiết kiệm</text:p>
          </table:table-cell>
          <table:table-cell table:style-name="ce5"/>
          <table:table-cell table:style-name="ce17" office:value-type="string">
            <text:p>Logo Chính: Màu Hòng cánh sen và màu xanh Lam</text:p>
          </table:table-cell>
          <table:table-cell table:style-name="ce5" table:number-columns-repeated="1016"/>
        </table:table-row>
        <table:table-row table:style-name="ro5">
          <table:table-cell table:number-columns-repeated="7"/>
          <table:table-cell table:style-name="ce18" office:value-type="string">
            <text:p>Phông Chữ : Tahoma</text:p>
          </table:table-cell>
          <table:table-cell table:number-columns-repeated="1016"/>
        </table:table-row>
        <table:table-row table:style-name="ro5">
          <table:table-cell/>
          <table:table-cell table:style-name="ce6" office:value-type="string">
            <text:p>Khách sạn Marriot Hanoi</text:p>
          </table:table-cell>
          <table:table-cell table:number-columns-repeated="5"/>
          <table:table-cell table:style-name="ce18" office:value-type="string">
            <text:p>Trỏ chuột đến option hiện khung màu hồng cánh sen của logo</text:p>
          </table:table-cell>
          <table:table-cell office:value-type="string">
            <text:p>Di chuột đến các menu thì hiển thị màu hover</text:p>
          </table:table-cell>
          <table:table-cell table:number-columns-repeated="1015"/>
        </table:table-row>
        <table:table-row table:style-name="ro7">
          <table:table-cell/>
          <table:table-cell table:style-name="ce7" office:value-type="string">
            <text:p>Địa chỉ: 137 Nguyễn ngọc vũ</text:p>
          </table:table-cell>
          <table:table-cell table:number-columns-repeated="5"/>
          <table:table-cell table:style-name="ce19" office:value-type="string">
            <text:p>Màu: <text:span text:style-name="T3">Hồng Tím cánh sen đậm</text:span><text:span text:style-name="T5">, </text:span><text:span text:style-name="T6">tím nhạt hơn</text:span><text:span text:style-name="T5">, </text:span><text:span text:style-name="T7">Xanh lam Đậm</text:span><text:span text:style-name="T5">, </text:span><text:span text:style-name="T8">xanh lam mờ hơn</text:span><text:span text:style-name="T5"> ( cho các thông tin chung) </text:span><text:span text:style-name="T9">màu xanh cỏ cho giá</text:span><text:span text:style-name="T10">,</text:span><text:span text:style-name="T5"> màu Ghi cho thông tin miêu tả chi tieets . </text:span>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>
            <text:p>Tiết kiệm 50% </text:p>
          </table:table-cell>
          <table:table-cell table:number-columns-repeated="5"/>
          <table:table-cell table:style-name="ce18" office:value-type="string">
            <text:p>Tất cả các icon: <text:span text:style-name="T11">Facebook, phone, twitter màu xanh lam</text:span>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20" office:value-type="string">
            <text:p>Tìm kiếm và chọn, đặt chỗ, thao tác : Màu hồng cánh sen</text:p>
          </table:table-cell>
          <table:table-cell office:value-type="string">
            <text:p>Nút hình chữ nhật, màu nền hồng cánh sen đậm giống hạng sao: ví dụ nút tìm kiếm, đặt phòng...đều màu nền màu hồng cánh sen</text:p>
          </table:table-cell>
          <table:table-cell table:number-columns-repeated="1015"/>
        </table:table-row>
        <table:table-row table:style-name="ro5">
          <table:table-cell/>
          <table:table-cell table:style-name="ce9" office:value-type="string">
            <text:p>3.000.000 </text:p>
          </table:table-cell>
          <table:table-cell/>
          <table:table-cell table:style-name="ce10" office:value-type="string">
            <text:p>Tìm Khách sạn</text:p>
          </table:table-cell>
          <table:table-cell table:number-columns-repeated="3"/>
          <table:table-cell table:style-name="ce18" office:value-type="string">
            <text:p>Chữ màu ghi và tiêu đề cac mục màu ghi đậm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>
            <text:p>2.500.000</text:p>
          </table:table-cell>
          <table:table-cell/>
          <table:table-cell table:style-name="ce3" office:value-type="string">
            <text:p>Đặt phòng</text:p>
          </table:table-cell>
          <table:table-cell table:number-columns-repeated="3"/>
          <table:table-cell table:style-name="ce21" office:value-type="string">
            <text:p>hạng sao: ( đánh dấu *****) Màu hồng</text:p>
          </table:table-cell>
          <table:table-cell table:style-name="Default"/>
          <table:table-cell table:number-columns-repeated="1015"/>
        </table:table-row>
        <table:table-row table:style-name="ro5">
          <table:table-cell table:number-columns-repeated="7"/>
          <table:table-cell table:style-name="ce18" office:value-type="string">
            <text:p>Cỡ chữ : 10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11" office:value-type="string">
            <text:p>Coupon </text:p>
          </table:table-cell>
          <table:table-cell table:number-columns-repeated="3"/>
          <table:table-cell table:style-name="ce9" office:value-type="string">
            <text:p>Giá phòng luôn luôn là màu xanh lá cay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12" office:value-type="string">
            <text:p>*****</text:p>
          </table:table-cell>
          <table:table-cell table:number-columns-repeated="3"/>
          <table:table-cell office:value-type="string">
            <text:p>Chức Năng: </text:p>
          </table:table-cell>
          <table:table-cell table:number-columns-repeated="1016"/>
        </table:table-row>
        <table:table-row table:style-name="ro5">
          <table:table-cell table:number-columns-repeated="6"/>
          <table:table-cell office:value-type="string">
            <text:p>OK</text:p>
          </table:table-cell>
          <table:table-cell office:value-type="string">
            <text:p>Khi tìm kiếm khách sạn tại Hà Nội sẽ ra hàng loạt khach sạn liên quan tại hanoi,( ưu tiên giá tốt nhất của từng hạng&gt; Thứ tự giá thấp nhất của hạng 5 sao, rồi tới giá thấp nhất của hạng 4 sao) </text:p>
          </table:table-cell>
          <table:table-cell table:number-columns-repeated="9"/>
          <table:table-cell office:value-type="string">
            <text:p>OK</text:p>
          </table:table-cell>
          <table:table-cell table:number-columns-repeated="1006"/>
        </table:table-row>
        <table:table-row table:style-name="ro5">
          <table:table-cell office:value-type="string">
            <text:p>Lưu ý:</text:p>
          </table:table-cell>
          <table:table-cell table:style-name="Default" table:number-columns-repeated="4"/>
          <table:table-cell/>
          <table:table-cell office:value-type="string">
            <text:p>OK</text:p>
          </table:table-cell>
          <table:table-cell office:value-type="string">
            <text:p>Khi chọn khách sạn để xem giá( Trình tự: Trang chủ, chọn địa điểm + Tên khách sạn thì sẽ ra được giá thấp nhát của khách sạn đó ( nếu khách muốn xem chi tiết click vào mục chi tiết phòng) </text:p>
          </table:table-cell>
          <table:table-cell table:number-columns-repeated="9"/>
          <table:table-cell office:value-type="string">
            <text:p>OK</text:p>
          </table:table-cell>
          <table:table-cell table:number-columns-repeated="1006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22" office:value-type="string">
            <text:p>Tên Khách sạn: Màu Xanh Lam</text:p>
          </table:table-cell>
          <table:table-cell table:number-columns-repeated="1016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23" office:value-type="string">
            <text:p>Thông tin Tiết kiệm màu tím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21" office:value-type="string">
            <text:p>Giá Coupon thay thế giá cũ sẽ là màu tím đậm </text:p>
          </table:table-cell>
          <table:table-cell table:number-columns-repeated="1016"/>
        </table:table-row>
        <table:table-row table:style-name="ro5">
          <table:table-cell/>
          <table:table-cell table:style-name="Default" table:number-columns-repeated="2"/>
          <table:table-cell table:number-columns-repeated="4"/>
          <table:table-cell table:style-name="ce24" office:value-type="string">
            <text:p><text:a xlink:href="http://demo.tingting.vn/20150122-20150123-all-5rate-Hà_Nội-page1%20%20Dưới%20ảnh%20còn%20trống%20thông%20tin,%20đưa%20thông%20tin%20về%20tiện%20ích%20phòng%20theo%20dòng%20(%20bể%20bơi,%20spa….)%20thay%20vì%20để%201%20hàng%20và%20đẩy%20thông%20tin%20gia%20phòng%20lên%201%20hàng%20tiết%20kiệm%20diện%20tích">http://demo.tingting.vn/20150122-20150123-all-5rate-H%C3%A0_N%E1%BB%99i-page1  Dưới ảnh còn trống thông tin, đưa thông tin về tiện ích phòng theo dòng ( bể bơi, spa….) thay vì để 1 hàng và đẩy thông tin gia phòng lên 1 hàng tiết kiệm diện tích</text:a>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>
            <text:p>Hoặc mỗi khách chỉ hiện thị giá thấp nhất nếu khách chọn địa điểm chung chung nêu skhachs quan tâm đến khách sạn đó thì xem chi tiết giá ( thêm mục xem chi tiết giá ) 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>
            <text:p>Mỗi 1 khách sạn có thêm biểu tượng "xem bản đồ" để khách dễ dàng tìm kiếm địa điểm. </text:p>
          </table:table-cell>
          <table:table-cell table:number-columns-repeated="1016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table:table-column table:style-name="co6" table:number-columns-repeated="1024" table:default-cell-style-name="Excel_20_Built-in_20_Normal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 table:print="false">
        <table:table-column table:style-name="co6" table:number-columns-repeated="1024" table:default-cell-style-name="Excel_20_Built-in_20_Normal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draw:marker draw:name="Mũi_20_tên_20_đầu_20_1" draw:display-name="Mũi tên đầu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1/30/2015</text:date>, <text:time>18:47:06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1-30T18:47:06.65</dc:date>
    <dc:creator>Huy Nguyen Viet</dc:creator>
    <meta:editing-duration>PT10H1M1S</meta:editing-duration>
    <meta:editing-cycles>14</meta:editing-cycles>
    <meta:document-statistic meta:table-count="3" meta:cell-count="47" meta:object-count="0"/>
  </office:meta>
</office:document-meta>
</file>